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auto-grow-height="false" fo:min-height="0.749cm" fo:min-width="0.499cm" fo:wrap-option="no-wrap"/>
    </style:style>
    <style:style style:name="gr2" style:family="graphic" style:parent-style-name="standard">
      <style:graphic-properties svg:stroke-color="#2c001e" draw:fill="solid" draw:fill-color="#999999" draw:auto-grow-height="false" fo:min-height="0.749cm" fo:min-width="0.499cm" fo:wrap-option="no-wrap" draw:shadow="hidden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svg:stroke-color="#2c001e" draw:fill="solid" draw:fill-color="#999999" draw:textarea-horizontal-align="justify" draw:textarea-vertical-align="middle" draw:auto-grow-height="false" draw:shadow="hidden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2c001e" draw:marker-end="Arrow" draw:marker-end-width="0.3cm" draw:fill="none" draw:textarea-vertical-align="middle"/>
    </style:style>
    <style:style style:name="gr9" style:family="graphic" style:parent-style-name="standard">
      <style:graphic-properties draw:fill="solid" draw:fill-color="#579d1c" draw:auto-grow-height="false" fo:min-height="0.749cm" fo:min-width="0.499cm" fo:wrap-option="no-wrap"/>
    </style:style>
    <style:style style:name="gr10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fill-color="#ffd320" draw:textarea-vertical-align="middle"/>
    </style:style>
    <style:style style:name="gr1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3" style:family="graphic" style:parent-style-name="objectwithoutfill">
      <style:graphic-properties svg:stroke-color="#ff3333" draw:marker-end="Arrow" draw:marker-end-width="0.3cm" draw:fill="none" draw:fill-color="#ffd320" draw:textarea-vertical-align="middle"/>
    </style:style>
    <style:style style:name="gr14" style:family="graphic" style:parent-style-name="standard">
      <style:graphic-properties svg:stroke-color="#2c001e" draw:fill="solid" draw:fill-color="#999999" draw:textarea-horizontal-align="justify" draw:textarea-vertical-align="middle" draw:auto-grow-height="false" draw:shadow="hidden"/>
    </style:style>
    <style:style style:name="gr15" style:family="graphic" style:parent-style-name="standard">
      <style:graphic-properties draw:stroke="none" svg:stroke-color="#000000" draw:fill="none" draw:fill-color="#ffffff" fo:min-height="0cm"/>
    </style:style>
    <style:style style:name="gr16" style:family="graphic" style:parent-style-name="standard">
      <style:graphic-properties draw:stroke="none" svg:stroke-color="#000000" draw:fill="none" draw:fill-color="#ffffff" fo:min-height="0.491cm"/>
    </style:style>
    <style:style style:name="gr17" style:family="graphic" style:parent-style-name="standard">
      <style:graphic-properties draw:stroke="none" svg:stroke-color="#000000" draw:fill="none" draw:fill-color="#ffffff" fo:min-height="0.367cm"/>
    </style:style>
    <style:style style:name="gr18" style:family="graphic" style:parent-style-name="standard">
      <style:graphic-properties draw:stroke="none" svg:stroke-color="#000000" draw:fill="none" draw:fill-color="#ffffff" fo:min-height="0.162cm"/>
    </style:style>
    <style:style style:name="gr19" style:family="graphic" style:parent-style-name="standard">
      <style:graphic-properties draw:stroke="none" svg:stroke-color="#000000" draw:fill="none" draw:fill-color="#ffffff" fo:min-height="0.668cm"/>
    </style:style>
    <style:style style:name="gr20" style:family="graphic" style:parent-style-name="standard">
      <style:graphic-properties draw:stroke="none" svg:stroke-color="#000000" draw:fill="none" draw:fill-color="#ffffff" fo:min-height="0.864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fo:font-weight="bold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2" draw:id="id12" draw:layer="layout" svg:width="17.149cm" svg:height="3.76cm" svg:x="2.266cm" svg:y="9.62cm">
          <text:p><text:span text:style-name="T1">Databáze PosgreSQL 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84.792993630573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xml:id="id16" draw:id="id16" draw:layer="layout" svg:width="5.705cm" svg:height="2.712cm" svg:x="13.124cm" svg:y="4.368cm">
          <text:p><text:span text:style-name="T1">Interpolace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61.1621368322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xml:id="id23" draw:id="id23" draw:layer="layout" svg:width="4.245cm" svg:height="2.428cm" svg:x="8.182cm" svg:y="4.51cm">
          <text:p><text:span text:style-name="T1">Generování čas. oken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61.1621368322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text-style-name="P2" draw:layer="layout" svg:width="8.353cm" svg:height="3.666cm" svg:x="11.397cm" svg:y="13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8" draw:id="id8" draw:layer="layout" svg:width="2.782cm" svg:height="1.182cm" svg:x="9.28cm" svg:y="10.98cm">
          <text:p text:style-name="P3"><text:span text:style-name="T1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2" xml:id="id4" draw:id="id4" draw:layer="layout" svg:width="2.436cm" svg:height="1.044cm" svg:x="3.502cm" svg:y="11.049cm">
          <text:p text:style-name="P3"><text:span text:style-name="T1">Data</text:span></text:p>
          <text:p text:style-name="P3"><text:span text:style-name="T1">T-mobil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24" draw:id="id24" draw:layer="layout" svg:width="12.608cm" svg:height="2.436cm" svg:x="6.426cm" svg:y="10.353cm">
          <text:p><text:span text:style-name="T1">Pracovní schéma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433.46711948132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xml:id="id22" draw:id="id22" draw:layer="layout" svg:width="17.147cm" svg:height="4.733cm" svg:x="2.406cm" svg:y="3.667cm">
          <text:p><text:span text:style-name="T1">Modul r.mwprecip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15.2866242038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text-style-name="P2" xml:id="id3" draw:id="id3" draw:layer="layout" svg:width="1.601cm" svg:height="1.392cm" svg:x="4.91cm" svg:y="6.591cm">
          <text:p text:style-name="P3"><text:span text:style-name="T1">Výpočet</text:span></text:p>
          <text:p text:style-name="P3"><text:span text:style-name="T1">sráže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8" draw:id="id18" draw:layer="layout" svg:width="2.853cm" svg:height="2.436cm" svg:x="3.224cm" svg:y="10.353cm">
          <text:p><text:span text:style-name="T1">Schéma public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24.69635627530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7" draw:text-style-name="P2" draw:layer="layout" draw:line-skew="0.263cm -0.135cm" svg:x1="8.383cm" svg:y1="10.979cm" svg:x2="8.601cm" svg:y2="5.724cm" draw:start-shape="id1" draw:start-glue-point="4" draw:end-shape="id2" draw:end-glue-point="3" svg:d="m8383 10979v-2173h-419v-3082h637" svg:viewBox="0 0 638 5256">
          <text:p/>
        </draw:connector>
        <draw:custom-shape draw:style-name="gr5" draw:text-style-name="P2" xml:id="id1" draw:id="id1" draw:layer="layout" svg:width="2.577cm" svg:height="1.184cm" svg:x="6.772cm" svg:y="10.979cm">
          <text:p text:style-name="P3"><text:span text:style-name="T1">Intenzity</text:span></text:p>
          <text:p text:style-name="P3"><text:span text:style-name="T1">srážek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2.784cm" svg:height="1.184cm" svg:x="9.001cm" svg:y="10.979cm">
          <text:p text:style-name="P3"><text:span text:style-name="T1">Čas. okna </text:span></text:p>
          <text:p text:style-name="P3"><text:span text:style-name="T1">MV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2" draw:layer="layout" svg:x1="4.91cm" svg:y1="7.287cm" svg:x2="4.91cm" svg:y2="7.287cm" draw:start-shape="id3" draw:start-glue-point="3" draw:end-shape="id3" draw:end-glue-point="3" svg:d="m4910 7287v0" svg:viewBox="0 0 1 1">
          <text:p/>
        </draw:connector>
        <draw:connector draw:style-name="gr7" draw:text-style-name="P2" draw:layer="layout" draw:line-skew="-0.235cm" svg:x1="5.71cm" svg:y1="7.983cm" svg:x2="4.72cm" svg:y2="11.049cm" draw:start-shape="id3" draw:start-glue-point="2" draw:end-shape="id4" draw:end-glue-point="5" svg:d="m5710 7983v1298h-990v1768" svg:viewBox="0 0 991 3067">
          <text:p/>
        </draw:connector>
        <draw:custom-shape draw:style-name="gr6" draw:text-style-name="P2" xml:id="id2" draw:id="id2" draw:layer="layout" svg:width="1.113cm" svg:height="0.767cm" svg:x="8.601cm" svg:y="5.341cm">
          <text:p text:style-name="P3"><text:span text:style-name="T1">M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5" draw:id="id5" draw:layer="layout" svg:width="2.018cm" svg:height="0.767cm" svg:x="9.992cm" svg:y="5.341cm">
          <text:p text:style-name="P3"><text:span text:style-name="T1">Srážkomě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7" draw:id="id7" draw:layer="layout" svg:width="1.53cm" svg:height="1.185cm" svg:x="9.156cm" svg:y="1.788cm">
          <text:p text:style-name="P3"><text:span text:style-name="T1">Srážkové</text:span></text:p>
          <text:p text:style-name="P3"><text:span text:style-name="T1">řady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" draw:text-style-name="P2" draw:layer="layout" draw:line-skew="-1.286cm" svg:x1="11.001cm" svg:y1="6.108cm" svg:x2="12.933cm" svg:y2="10.979cm" draw:start-shape="id5" draw:start-glue-point="2" draw:end-shape="id6" draw:end-glue-point="5" svg:d="m11001 6108v1149h1932v3722" svg:viewBox="0 0 1933 4872">
          <text:p/>
        </draw:connector>
        <draw:connector draw:style-name="gr7" draw:text-style-name="P2" draw:layer="layout" svg:x1="9.921cm" svg:y1="2.973cm" svg:x2="11.001cm" svg:y2="5.341cm" draw:start-shape="id7" draw:start-glue-point="6" draw:end-shape="id5" draw:end-glue-point="0" svg:d="m9921 2973v1184h1080v1184" svg:viewBox="0 0 1081 2369">
          <text:p/>
        </draw:connector>
        <draw:custom-shape draw:style-name="gr4" draw:text-style-name="P2" xml:id="id9" draw:id="id9" draw:layer="layout" svg:width="2.852cm" svg:height="1.182cm" svg:x="11.785cm" svg:y="10.98cm">
          <text:p text:style-name="P3"><text:span text:style-name="T1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2" draw:layer="layout" draw:line-skew="0.489cm" svg:x1="9.157cm" svg:y1="6.108cm" svg:x2="10.671cm" svg:y2="10.98cm" draw:start-shape="id2" draw:end-shape="id8" draw:end-glue-point="5" svg:d="m9157 6108v2925h1514v1947" svg:viewBox="0 0 1515 4873">
          <text:p/>
        </draw:connector>
        <draw:custom-shape draw:style-name="gr5" draw:text-style-name="P4" draw:layer="layout" svg:width="2.784cm" svg:height="1.183cm" svg:x="9.001cm" svg:y="10.98cm">
          <text:p text:style-name="P3"><text:span text:style-name="T1">Čas. okna </text:span></text:p>
          <text:p text:style-name="P3"><text:span text:style-name="T1">MV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2" xml:id="id6" draw:id="id6" draw:layer="layout" svg:width="2.853cm" svg:height="1.184cm" svg:x="11.506cm" svg:y="10.979cm">
          <text:p text:style-name="P3"><text:span text:style-name="T1">Čas. okna</text:span></text:p>
          <text:p text:style-name="P3"><text:span text:style-name="T1">srážkoměrů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2" draw:layer="layout" draw:line-skew="-1.127cm" svg:x1="13.568cm" svg:y1="10.98cm" svg:x2="14.689cm" svg:y2="6.315cm" draw:start-shape="id9" draw:start-glue-point="4" draw:end-shape="id10" draw:end-glue-point="2" svg:d="m13568 10980v-3459h1121v-1206" svg:viewBox="0 0 1122 4666">
          <text:p/>
        </draw:connector>
        <draw:custom-shape draw:style-name="gr6" draw:text-style-name="P2" xml:id="id11" draw:id="id11" draw:layer="layout" svg:width="1.601cm" svg:height="1.393cm" svg:x="3.381cm" svg:y="4.572cm">
          <text:p text:style-name="P3"><text:span text:style-name="T1">Příprava</text:span></text:p>
          <text:p text:style-name="P3"><text:span text:style-name="T1">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4.181cm" svg:y1="5.965cm" svg:x2="2.266cm" svg:y2="11.5cm" draw:start-shape="id11" draw:start-glue-point="2" draw:end-shape="id12" draw:end-glue-point="3" svg:d="m4181 5965v1827h-2417v3708h502" svg:viewBox="0 0 2418 5536">
          <text:p/>
        </draw:connector>
        <draw:custom-shape draw:style-name="gr9" draw:text-style-name="P1" draw:layer="layout" svg:width="8.212cm" svg:height="2.505cm" svg:x="2.247cm" svg:y="14.291cm">
          <text:p><text:span text:style-name="T1">GRASS 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84.792993630573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" draw:text-style-name="P2" xml:id="id15" draw:id="id15" draw:layer="layout" svg:width="1.325cm" svg:height="1.391cm" svg:x="2.844cm" svg:y="14.848cm">
          <text:p text:style-name="P3"><text:span text:style-name="T1">MV </text:span></text:p>
          <text:p text:style-name="P3"><text:span text:style-name="T1">Ras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19" draw:id="id19" draw:layer="layout" svg:width="1.26cm" svg:height="1.391cm" svg:x="4.696cm" svg:y="14.848cm">
          <text:p text:style-name="P3"><text:span text:style-name="T1"/></text:p>
          <text:p text:style-name="P3"><text:span text:style-name="T1">MV</text:span></text:p>
          <text:p text:style-name="P3"><text:span text:style-name="T1">linie</text:span></text:p>
          <text:p text:style-name="P3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20" draw:id="id20" draw:layer="layout" svg:width="1.325cm" svg:height="1.391cm" svg:x="6.287cm" svg:y="14.848cm">
          <text:p text:style-name="P3"><text:span text:style-name="T1"/></text:p>
          <text:p text:style-name="P3"><text:span text:style-name="T1">MV</text:span></text:p>
          <text:p text:style-name="P3"><text:span text:style-name="T1">body</text:span></text:p>
          <text:p text:style-name="P3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0" draw:id="id10" draw:layer="layout" svg:width="2.018cm" svg:height="1.182cm" svg:x="13.68cm" svg:y="5.133cm">
          <text:p text:style-name="P3"><text:span text:style-name="T1">Plošné</text:span></text:p>
          <text:p text:style-name="P3"><text:span text:style-name="T1">interpo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3" draw:id="id13" draw:layer="layout" svg:width="2.018cm" svg:height="1.182cm" svg:x="16.116cm" svg:y="5.133cm">
          <text:p text:style-name="P3"><text:span text:style-name="T1">Nahrazení</text:span></text:p>
          <text:p text:style-name="P3"><text:span text:style-name="T1">spojů</text:span></text:p>
          <text:p text:style-name="P3"><text:span text:style-name="T1">bo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4" draw:id="id14" draw:layer="layout" svg:width="2.576cm" svg:height="1.184cm" svg:x="16.288cm" svg:y="10.979cm">
          <text:p text:style-name="P3"><text:span text:style-name="T1">Body MV</text:span></text:p>
          <text:p text:style-name="P3"><text:span text:style-name="T1">pro interpol.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1" draw:text-style-name="P2" draw:layer="layout" draw:line-skew="-1.127cm" svg:x1="17.125cm" svg:y1="6.315cm" svg:x2="17.898cm" svg:y2="10.979cm" draw:start-shape="id13" draw:start-glue-point="2" draw:end-shape="id14" draw:end-glue-point="4" svg:d="m17125 6315v1206h773v3458" svg:viewBox="0 0 774 4665">
          <text:p/>
        </draw:connector>
        <draw:connector draw:style-name="gr11" draw:text-style-name="P2" draw:layer="layout" draw:line-skew="0.254cm" svg:x1="17.576cm" svg:y1="10.979cm" svg:x2="14.689cm" svg:y2="6.315cm" draw:start-shape="id14" draw:start-glue-point="5" draw:end-shape="id10" svg:d="m17576 10979v-2078h-2887v-2586" svg:viewBox="0 0 2888 4665">
          <text:p/>
        </draw:connector>
        <draw:connector draw:style-name="gr11" draw:text-style-name="P2" draw:layer="layout" draw:line-skew="-3.294cm -1.511cm" svg:x1="14.689cm" svg:y1="5.133cm" svg:x2="2.844cm" svg:y2="15.543cm" draw:start-shape="id10" draw:start-glue-point="0" draw:end-shape="id15" draw:end-glue-point="3" svg:d="m14689 5133v-3795h-13858v14205h2013" svg:viewBox="0 0 13859 14206">
          <text:p/>
        </draw:connector>
        <draw:connector draw:style-name="gr11" draw:text-style-name="P2" draw:layer="layout" draw:line-skew="1.069cm 1.133cm" svg:x1="4.415cm" svg:y1="12.093cm" svg:x2="18.134cm" svg:y2="5.724cm" draw:start-shape="id4" draw:start-glue-point="7" draw:end-shape="id13" draw:end-glue-point="1" svg:d="m4415 12093v1571h15353v-7940h-1634" svg:viewBox="0 0 15354 7941">
          <text:p/>
        </draw:connector>
        <draw:custom-shape draw:style-name="gr5" draw:text-style-name="P2" xml:id="id17" draw:id="id17" draw:layer="layout" svg:width="2.366cm" svg:height="1.182cm" svg:x="15.836cm" svg:y="1.754cm">
          <text:p text:style-name="P3"><text:span text:style-name="T1">Konfig. soubor</text:span></text:p>
          <text:p text:style-name="P3"><text:span text:style-name="T1">pro TGRASS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" draw:layer="layout" draw:line-skew="-0.152cm" svg:x1="15.976cm" svg:y1="4.368cm" svg:x2="17.019cm" svg:y2="2.936cm" draw:start-shape="id16" draw:start-glue-point="0" draw:end-shape="id17" draw:end-glue-point="6" svg:d="m15976 4368v-867h1043v-565" svg:viewBox="0 0 1044 1433">
          <text:p/>
        </draw:connector>
        <draw:connector draw:style-name="gr11" draw:text-style-name="P2" draw:layer="layout" draw:line-skew="-0.722cm" svg:x1="4.65cm" svg:y1="12.789cm" svg:x2="5.326cm" svg:y2="14.848cm" draw:start-shape="id18" draw:start-glue-point="2" draw:end-shape="id19" draw:end-glue-point="0" svg:d="m4650 12789v308h676v1751" svg:viewBox="0 0 677 2060">
          <text:p/>
        </draw:connector>
        <draw:connector draw:style-name="gr11" draw:text-style-name="P2" draw:layer="layout" draw:line-skew="-0.542cm" svg:x1="17.254cm" svg:y1="12.163cm" svg:x2="6.949cm" svg:y2="14.848cm" draw:start-shape="id14" draw:start-glue-point="7" draw:end-shape="id20" draw:end-glue-point="0" svg:d="m17254 12163v801h-10305v1884" svg:viewBox="0 0 10306 2686">
          <text:p/>
        </draw:connector>
        <draw:custom-shape draw:style-name="gr12" draw:text-style-name="P2" xml:id="id21" draw:id="id21" draw:layer="layout" svg:width="1.486cm" svg:height="1.209cm" svg:x="3.424cm" svg:y="1.717cm">
          <text:p text:style-name="P3"><text:span text:style-name="T1">Spuštění</text:span></text:p>
          <text:p text:style-name="P3"><text:span text:style-name="T1">modul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2" draw:layer="layout" draw:line-skew="-5.669cm -0.675cm" svg:x1="4.167cm" svg:y1="2.926cm" svg:x2="2.406cm" svg:y2="6.033cm" draw:start-shape="id21" draw:start-glue-point="2" draw:end-shape="id22" draw:end-glue-point="3" svg:d="m4167 2926v306h-2938v2801h1177" svg:viewBox="0 0 2939 3108">
          <text:p/>
        </draw:connector>
        <draw:connector draw:style-name="gr13" draw:text-style-name="P2" draw:layer="layout" svg:x1="4.982cm" svg:y1="5.268cm" svg:x2="5.71cm" svg:y2="6.591cm" draw:start-shape="id11" draw:start-glue-point="1" draw:end-shape="id3" draw:end-glue-point="0" svg:d="m4982 5268h728v1323" svg:viewBox="0 0 729 1324">
          <text:p/>
        </draw:connector>
        <draw:connector draw:style-name="gr13" draw:text-style-name="P2" draw:layer="layout" svg:x1="6.511cm" svg:y1="7.287cm" svg:x2="8.182cm" svg:y2="5.724cm" draw:start-shape="id3" draw:start-glue-point="1" draw:end-shape="id23" draw:end-glue-point="3" svg:d="m6511 7287h835v-1563h836" svg:viewBox="0 0 1672 1564">
          <text:p/>
        </draw:connector>
        <draw:connector draw:style-name="gr13" draw:text-style-name="P2" draw:layer="layout" svg:x1="12.427cm" svg:y1="5.724cm" svg:x2="13.124cm" svg:y2="5.724cm" draw:start-shape="id23" draw:start-glue-point="1" draw:end-shape="id16" draw:end-glue-point="3" svg:d="m12427 5724h697" svg:viewBox="0 0 698 1">
          <text:p/>
        </draw:connector>
        <draw:custom-shape draw:style-name="gr10" draw:text-style-name="P2" xml:id="id25" draw:id="id25" draw:layer="layout" svg:width="1.945cm" svg:height="1.391cm" svg:x="7.944cm" svg:y="14.848cm">
          <text:p text:style-name="P3"><text:span text:style-name="T1"/></text:p>
          <text:p text:style-name="P3"><text:span text:style-name="T1">Srážkoměry</text:span></text:p>
          <text:p text:style-name="P3"><text:span text:style-name="T1">body</text:span></text:p>
          <text:p text:style-name="P3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2" draw:layer="layout" svg:x1="6.511cm" svg:y1="7.287cm" svg:x2="7.094cm" svg:y2="11.571cm" draw:start-shape="id3" draw:start-glue-point="1" draw:end-shape="id1" draw:end-glue-point="9" svg:d="m6511 7287h500v2194h-741v2090h824" svg:viewBox="0 0 825 4285">
          <text:p/>
        </draw:connector>
        <draw:connector draw:style-name="gr13" draw:text-style-name="P2" draw:layer="layout" draw:line-skew="0.78cm" svg:x1="2.406cm" svg:y1="6.033cm" svg:x2="3.381cm" svg:y2="5.268cm" draw:start-shape="id22" draw:start-glue-point="3" draw:end-shape="id11" draw:end-glue-point="3" svg:d="m2406 6033h278v-765h697" svg:viewBox="0 0 976 766">
          <text:p/>
        </draw:connector>
        <draw:connector draw:style-name="gr11" draw:text-style-name="P2" draw:layer="layout" draw:line-skew="-0.628cm" svg:x1="12.73cm" svg:y1="12.789cm" svg:x2="8.916cm" svg:y2="14.848cm" draw:start-shape="id24" draw:start-glue-point="2" draw:end-shape="id25" draw:end-glue-point="0" svg:d="m12730 12789v402h-3814v1657" svg:viewBox="0 0 3815 2060">
          <text:p/>
        </draw:connector>
        <draw:line draw:style-name="gr11" draw:text-style-name="P2" draw:layer="layout" svg:x1="11.605cm" svg:y1="14.323cm" svg:x2="13.091cm" svg:y2="14.323cm">
          <text:p/>
        </draw:line>
        <draw:line draw:style-name="gr13" draw:text-style-name="P2" draw:layer="layout" svg:x1="11.605cm" svg:y1="15.155cm" svg:x2="13.091cm" svg:y2="15.155cm">
          <text:p/>
        </draw:line>
        <draw:custom-shape draw:style-name="gr14" draw:text-style-name="P2" draw:layer="layout" svg:width="0.795cm" svg:height="0.692cm" svg:x="11.951cm" svg:y="15.708cm"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563cm" svg:height="0.626cm" svg:x="11.567cm" svg:y="16.704cm">
          <text:p text:style-name="P3"><text:span text:style-name="T1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1.018cm" svg:height="0.827cm" svg:x="15.791cm" svg:y="14.225cm">
          <text:p text:style-name="P3"><text:span text:style-name="T1"/></text:p>
          <text:p text:style-name="P3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1.022cm" svg:height="0.885cm" svg:x="15.792cm" svg:y="15.646cm">
          <text:p text:style-name="P3"><text:span text:style-name="T1"/></text:p>
          <text:p text:style-name="P3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" draw:layer="layout" svg:width="3.148cm" svg:height="0.649cm" svg:x="13.26cm" svg:y="13.999cm">
          <draw:text-box>
            <text:p><text:span text:style-name="T1">Datový tok</text:span></text:p>
          </draw:text-box>
        </draw:frame>
        <draw:frame draw:style-name="gr16" draw:text-style-name="P1" draw:layer="layout" svg:width="2.47cm" svg:height="1.047cm" svg:x="13.26cm" svg:y="14.632cm">
          <draw:text-box>
            <text:p><text:span text:style-name="T1">Posloupnost</text:span></text:p>
            <text:p><text:span text:style-name="T1">programu</text:span></text:p>
          </draw:text-box>
        </draw:frame>
        <draw:frame draw:style-name="gr17" draw:text-style-name="P1" draw:layer="layout" svg:width="3.281cm" svg:height="1.047cm" svg:x="13.26cm" svg:y="15.531cm">
          <draw:text-box>
            <text:p><text:span text:style-name="T1">Hlavní funkce programu</text:span></text:p>
          </draw:text-box>
        </draw:frame>
        <draw:frame draw:style-name="gr18" draw:text-style-name="P1" draw:layer="layout" svg:width="3.148cm" svg:height="0.649cm" svg:x="13.26cm" svg:y="16.693cm">
          <draw:text-box>
            <text:p><text:span text:style-name="T1">DB. tabulky</text:span></text:p>
          </draw:text-box>
        </draw:frame>
        <draw:frame draw:style-name="gr19" draw:text-style-name="P1" draw:layer="layout" svg:width="2.033cm" svg:height="1.047cm" svg:x="17.212cm" svg:y="14.115cm">
          <draw:text-box>
            <text:p><text:span text:style-name="T1">Začátek</text:span></text:p>
            <text:p><text:span text:style-name="T1">programu</text:span></text:p>
          </draw:text-box>
        </draw:frame>
        <draw:frame draw:style-name="gr20" draw:text-style-name="P1" draw:layer="layout" svg:width="2.694cm" svg:height="1.843cm" svg:x="17.306cm" svg:y="15.167cm">
          <draw:text-box>
            <text:p><text:span text:style-name="T1">Použitelné</text:span></text:p>
            <text:p><text:span text:style-name="T1">datové výstupy pro GRASS</text:span></text:p>
          </draw:text-box>
        </draw:frame>
        <draw:custom-shape draw:style-name="gr5" draw:text-style-name="P2" xml:id="id26" draw:id="id26" draw:layer="layout" svg:width="2.576cm" svg:height="1.184cm" svg:x="14.115cm" svg:y="10.979cm">
          <text:p text:style-name="P3"><text:span text:style-name="T1">Body</text:span></text:p>
          <text:p text:style-name="P3"><text:span text:style-name="T1">srážkoměrů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1" draw:text-style-name="P3" draw:layer="layout" draw:line-skew="0.655cm" svg:x1="11.001cm" svg:y1="6.108cm" svg:x2="15.725cm" svg:y2="10.979cm" draw:start-shape="id5" draw:start-glue-point="2" draw:end-shape="id26" draw:end-glue-point="4" svg:d="m11001 6108v3090h4724v1781" svg:viewBox="0 0 4725 487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t </meta:initial-creator>
    <meta:creation-date>2014-05-20T09:13:19.724895814</meta:creation-date>
    <dc:date>2014-05-20T13:43:19.487271943</dc:date>
    <dc:creator>matt </dc:creator>
    <meta:editing-duration>PT2H21M46S</meta:editing-duration>
    <meta:editing-cycles>14</meta:editing-cycles>
    <meta:generator>LibreOffice/4.1.3.2$Linux_X86_64 LibreOffice_project/410m0$Build-2</meta:generator>
    <meta:document-statistic meta:object-count="65"/>
  </office:meta>
</office:document-meta>
</file>